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Queue</text:p>
      <text:p text:style-name="Standard"/>
      <text:p text:style-name="Standard">int mLengthOfQueue; <text:s/>// M + 1</text:p>
      <text:p text:style-name="Standard">int mLengthOfWindow; // <text:s/>N + 1</text:p>
      <text:p text:style-name="Standard">int mLengthOfRecord; // h, = 6 in this case</text:p>
      <text:p text:style-name="Standard">int mWindowStart; // </text:p>
      <text:p text:style-name="Standard">int mWindowEnd; <text:s/>//</text:p>
      <text:p text:style-name="Standard">public void wrapWindowToStart(); // takes last N+1 columns and deep copy to first N+1 columns</text:p>
      <text:p text:style-name="Standard"/>
      <text:p text:style-name="Standard"/>
      <text:p text:style-name="Standard"><text:tab/><text:tab/> <text:s text:c="3"/>| <text:s text:c="9"/><text:tab/>- <text:s text:c="10"/>GPU size frame passed to OpenCV<text:tab/><text:tab/>-<text:tab/> <text:s text:c="18"/>|</text:p>
      <text:p text:style-name="Standard"/>
      <text:p text:style-name="Standard"><text:s text:c="92"/>wrapWindowToStart copies this to window0</text:p>
      <text:p text:style-name="Standard"><text:s text:c="7"/>sensor header <text:tab/><text:tab/><text:tab/><text:tab/><text:tab/><text:tab/><text:tab/><text:tab/><draw:frame draw:style-name="fr2" draw:name="Object8" text:anchor-type="as-char" svg:y="-0.3327in" svg:width="1.8138in" svg:height="0.368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1" draw:name="Object2" text:anchor-type="as-char" svg:y="-0.652in" svg:width="1.2807in" svg:height="1.2398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1" text:anchor-type="as-char" svg:y="-0.7091in" svg:width="1.0366in" svg:height="1.344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... <text:s text:c="4"/><draw:frame draw:style-name="fr1" draw:name="Object7" text:anchor-type="as-char" svg:y="-0.7091in" svg:width="0.3102in" svg:height="1.3445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4" text:anchor-type="as-char" svg:y="-0.7091in" svg:width="0.4283in" svg:height="1.3445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text:tab/><text:tab/><draw:frame draw:style-name="fr1" draw:name="Object5" text:anchor-type="as-char" svg:y="-0.7091in" svg:width="0.522in" svg:height="1.3445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 <text:tab/>... <text:s text:c="2"/><text:tab/><draw:frame draw:style-name="fr1" draw:name="Object6" text:anchor-type="as-char" svg:y="-0.7091in" svg:width="0.3571in" svg:height="1.3445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text:s text:c="27"/></text:p>
      <text:p text:style-name="Standard"><text:tab/><text:tab/> <text:s text:c="12"/>| <text:s text:c="4"/>- <text:s text:c="5"/>window0 <text:tab/> <text:s text:c="4"/>- <text:s/>|<text:tab/> <text:s text:c="2"/><text:tab/><text:tab/><text:tab/> <text:s/>| <text:s text:c="4"/><text:tab/>- <text:s text:c="7"/><text:a xlink:type="simple" xlink:href="http://stackoverflow.com/questions/10015958/lowpass-fir-filter-with-fft-convolution-overlap-add-why-and-how">overlap</text:a> <text:s text:c="7"/>- <text:s/>|</text:p>
      <text:p text:style-name="Standard"><text:tab/><text:tab/> <text:s text:c="20"/>| <text:s text:c="4"/>- <text:s text:c="5"/>window1 <text:tab/> <text:s text:c="8"/>- <text:s/>|</text:p>
      <text:p text:style-name="Standard"><text:tab/> <text:s text:c="2"/>SDFT <text:s text:c="4"/><text:tab/><draw:frame draw:style-name="fr1" draw:name="Object3" text:anchor-type="as-char" svg:y="-0.7091in" svg:width="1.1307in" svg:height="1.3445in" draw:z-index="6"><draw:object xlink:href="./Object 3" xlink:type="simple" xlink:show="embed" xlink:actuate="onLoad"/><draw:image xlink:href="./ObjectReplacements/Object 3" xlink:type="simple" xlink:show="embed" xlink:actuate="onLoad"/></draw:frame> <text:s text:c="5"/><draw:frame draw:style-name="fr1" draw:name="Object9" text:anchor-type="as-char" svg:y="-0.7091in" svg:width="0.3425in" svg:height="1.344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" draw:name="Object10" text:anchor-type="as-char" svg:y="-0.7091in" svg:width="0.4602in" svg:height="1.344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tab/><text:tab/><draw:frame draw:style-name="fr1" draw:name="Object11" text:anchor-type="as-char" svg:y="-0.7091in" svg:width="0.5535in" svg:height="1.344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tab/> <text:s text:c="9"/><draw:frame draw:style-name="fr1" draw:name="Object12" text:anchor-type="as-char" svg:y="-0.7091in" svg:width="0.3874in" svg:height="1.344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/>
      <text:p text:style-name="Standard"><text:tab/> <text:s text:c="2"/>filter<text:tab/><text:tab/><draw:frame draw:style-name="fr1" draw:name="Object13" text:anchor-type="as-char" svg:y="-0.7091in" svg:width="1.0299in" svg:height="1.34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 <text:s/>... <text:s text:c="4"/><draw:frame draw:style-name="fr1" draw:name="Object14" text:anchor-type="as-char" svg:y="-0.7091in" svg:width="0.3083in" svg:height="1.3445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<text:tab/>SDFT = Sliding Digital Fourrier Transform </text:p>
      <text:p text:style-name="Standard"/>
      <text:p text:style-name="Standard">ISDFT<text:tab/>(filter * SDFT)<draw:frame draw:style-name="fr1" draw:name="Object18" text:anchor-type="as-char" svg:y="-0.7091in" svg:width="1.1508in" svg:height="1.3445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 <text:s text:c="5"/><draw:frame draw:style-name="fr1" draw:name="Object19" text:anchor-type="as-char" svg:y="-0.7091in" svg:width="0.3484in" svg:height="1.3445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draw:frame draw:style-name="fr1" draw:name="Object20" text:anchor-type="as-char" svg:y="-0.7091in" svg:width="0.4665in" svg:height="1.3445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tab/><draw:frame draw:style-name="fr1" draw:name="Object21" text:anchor-type="as-char" svg:y="-0.7091in" svg:width="0.5602in" svg:height="1.3445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text:tab/> <text:s text:c="9"/><draw:frame draw:style-name="fr1" draw:name="Object22" text:anchor-type="as-char" svg:y="-0.7091in" svg:width="0.3953in" svg:height="1.3445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sten </meta:initial-creator>
    <meta:creation-date>2012-07-30T17:52:06</meta:creation-date>
    <dc:date>2012-08-02T15:44:20</dc:date>
    <dc:creator>kesten </dc:creator>
    <meta:editing-duration>P2DT14H38S</meta:editing-duration>
    <meta:editing-cycles>5</meta:editing-cycles>
    <meta:generator>LibreOffice/3.5$Linux_X86_64 LibreOffice_project/350m1$Build-2</meta:generator>
    <meta:document-statistic meta:table-count="0" meta:image-count="0" meta:object-count="19" meta:page-count="1" meta:paragraph-count="17" meta:word-count="90" meta:character-count="842" meta:non-whitespace-character-count="388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0</mn>
                </mrow>
              </msub>
            </mrow>
          </mtd>
          <mtd>
            <mrow>
              <msub>
                <mi>x</mi>
                <mrow>
                  <mn>0,1</mn>
                </mrow>
              </msub>
            </mrow>
          </mtd>
          <mtd>
            <mrow>
              <msub>
                <mi>x</mi>
                <mrow>
                  <mn>0,2</mn>
                </mrow>
              </msub>
            </mrow>
          </mtd>
        </mtr>
        <mtr>
          <mtd>
            <mrow>
              <msub>
                <mi>x</mi>
                <mrow>
                  <mn>1,0</mn>
                </mrow>
              </msub>
            </mrow>
          </mtd>
          <mtd>
            <mrow>
              <msub>
                <mi>x</mi>
                <mrow>
                  <mn>1,1</mn>
                </mrow>
              </msub>
            </mrow>
          </mtd>
          <mtd>
            <mrow>
              <msub>
                <mi>x</mi>
                <mrow>
                  <mn>1,2</mn>
                </mrow>
              </msub>
            </mrow>
          </mtd>
        </mtr>
        <mtr>
          <mtd>
            <mrow>
              <msub>
                <mi>x</mi>
                <mrow>
                  <mn>2,0</mn>
                </mrow>
              </msub>
            </mrow>
          </mtd>
          <mtd>
            <mrow>
              <msub>
                <mi>x</mi>
                <mrow>
                  <mn>2,1</mn>
                </mrow>
              </msub>
            </mrow>
          </mtd>
          <mtd>
            <mrow>
              <msub>
                <mi>x</mi>
                <mrow>
                  <mn>2,2</mn>
                </mrow>
              </msub>
            </mrow>
          </mtd>
        </mtr>
        <mtr>
          <mtd>
            <mrow>
              <msub>
                <mi>x</mi>
                <mrow>
                  <mn>3,0</mn>
                </mrow>
              </msub>
            </mrow>
          </mtd>
          <mtd>
            <mrow>
              <msub>
                <mi>x</mi>
                <mrow>
                  <mn>3,1</mn>
                </mrow>
              </msub>
            </mrow>
          </mtd>
          <mtd>
            <mrow>
              <msub>
                <mi>x</mi>
                <mrow>
                  <mn>3,2</mn>
                </mrow>
              </msub>
            </mrow>
          </mtd>
        </mtr>
        <mtr>
          <mtd>
            <mrow>
              <msub>
                <mi>x</mi>
                <mrow>
                  <mn>4,0</mn>
                </mrow>
              </msub>
            </mrow>
          </mtd>
          <mtd>
            <mrow>
              <msub>
                <mi>x</mi>
                <mrow>
                  <mn>4,1</mn>
                </mrow>
              </msub>
            </mrow>
          </mtd>
          <mtd>
            <mrow>
              <msub>
                <mi>x</mi>
                <mrow>
                  <mn>4,2</mn>
                </mrow>
              </msub>
            </mrow>
          </mtd>
        </mtr>
        <mtr>
          <mtd>
            <mrow>
              <msub>
                <mi>x</mi>
                <mrow>
                  <mn>5,0</mn>
                </mrow>
              </msub>
            </mrow>
          </mtd>
          <mtd>
            <mrow>
              <msub>
                <mi>x</mi>
                <mrow>
                  <mn>5,1</mn>
                </mrow>
              </msub>
            </mrow>
          </mtd>
          <mtd>
            <mrow>
              <msub>
                <mi>x</mi>
                <mrow>
                  <mn>5,2</mn>
                </mrow>
              </msub>
            </mrow>
          </mtd>
        </mtr>
      </mtable>
    </mrow>
    <annotation encoding="StarMath 5.0">matrix{x_{0,0} # x_{0,1} #x_{0,2} ## x_{1,0} # x_{1,1} #x_{1,2} ## x_{2,0} # x_{2,1} # x_{2,2} ## x_{3,0} # x_{3,1} #x_{3,2} ## x_{4,0} # x_{4,1} #x_{4,2} ## x_{5,0} # x_{5,1} # x_{5,2}}</annotation>
  </semantics>
</math>
</file>

<file path=Object 10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0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w</mi>
                <mrow>
                  <mn>1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w</mi>
                <mrow>
                  <mn>2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w</mi>
                <mrow>
                  <mn>3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w</mi>
                <mrow>
                  <mn>4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w</mi>
                <mrow>
                  <mn>5,</mn>
                  <mrow>
                    <mi>k</mi>
                    <mo stretchy="false">+</mo>
                    <mn>1</mn>
                  </mrow>
                </mrow>
              </msub>
            </mrow>
          </mtd>
        </mtr>
      </mtable>
    </mrow>
    <annotation encoding="StarMath 5.0">matrix{w_{0,k+1} ## w_{1,k+1}  ## w_{2,k+1} ## w_{3,k+1}  ## w_{4,k+1} ## w_{5,k+1} }</annotation>
  </semantics>
</math>
</file>

<file path=Object 11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0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w</mi>
                <mrow>
                  <mn>1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w</mi>
                <mrow>
                  <mn>2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w</mi>
                <mrow>
                  <mn>3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w</mi>
                <mrow>
                  <mn>4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w</mi>
                <mrow>
                  <mn>5,</mn>
                  <mrow>
                    <mi>M</mi>
                    <mo stretchy="false">−</mo>
                    <mi>N</mi>
                  </mrow>
                </mrow>
              </msub>
            </mrow>
          </mtd>
        </mtr>
      </mtable>
    </mrow>
    <annotation encoding="StarMath 5.0">matrix{w_{0,M-N} ## w_{1,M-N}  ## w_{2,M-N} ## w_{3,M-N}  ## w_{4,M-N} ## w_{5,M-N} }
</annotation>
  </semantics>
</math>
</file>

<file path=Object 12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0,</mn>
                  <mi>M</mi>
                </mrow>
              </msub>
            </mrow>
          </mtd>
        </mtr>
        <mtr>
          <mtd>
            <mrow>
              <msub>
                <mi>w</mi>
                <mrow>
                  <mn>1,</mn>
                  <mi>M</mi>
                </mrow>
              </msub>
            </mrow>
          </mtd>
        </mtr>
        <mtr>
          <mtd>
            <mrow>
              <msub>
                <mi>w</mi>
                <mrow>
                  <mn>2,</mn>
                  <mi>M</mi>
                </mrow>
              </msub>
            </mrow>
          </mtd>
        </mtr>
        <mtr>
          <mtd>
            <mrow>
              <msub>
                <mi>w</mi>
                <mrow>
                  <mn>3,</mn>
                  <mi>M</mi>
                </mrow>
              </msub>
            </mrow>
          </mtd>
        </mtr>
        <mtr>
          <mtd>
            <mrow>
              <msub>
                <mi>w</mi>
                <mrow>
                  <mn>4,</mn>
                  <mi>M</mi>
                </mrow>
              </msub>
            </mrow>
          </mtd>
        </mtr>
        <mtr>
          <mtd>
            <mrow>
              <msub>
                <mi>w</mi>
                <mrow>
                  <mn>5,</mn>
                  <mi>M</mi>
                </mrow>
              </msub>
            </mrow>
          </mtd>
        </mtr>
      </mtable>
    </mrow>
    <annotation encoding="StarMath 5.0">matrix{w_{0,M} ## w_{1,M}  ## w_{2,M} ## w_{3,M} ## w_{4,M} ## w_{5,M} }</annotation>
  </semantics>
</math>
</file>

<file path=Object 13/content.xml><?xml version="1.0" encoding="utf-8"?>
<math xmlns="http://www.w3.org/1998/Math/MathML">
  <semantics>
    <mrow>
      <mtable>
        <mtr>
          <mtd>
            <mrow>
              <msub>
                <mi>a</mi>
                <mrow>
                  <mn>0,0</mn>
                </mrow>
              </msub>
            </mrow>
          </mtd>
          <mtd>
            <mrow>
              <msub>
                <mi>a</mi>
                <mrow>
                  <mn>0,1</mn>
                </mrow>
              </msub>
            </mrow>
          </mtd>
          <mtd>
            <mrow>
              <msub>
                <mi>a</mi>
                <mrow>
                  <mn>0,2</mn>
                </mrow>
              </msub>
            </mrow>
          </mtd>
        </mtr>
        <mtr>
          <mtd>
            <mrow>
              <msub>
                <mi>a</mi>
                <mrow>
                  <mn>1,0</mn>
                </mrow>
              </msub>
            </mrow>
          </mtd>
          <mtd>
            <mrow>
              <msub>
                <mi>a</mi>
                <mrow>
                  <mn>1,1</mn>
                </mrow>
              </msub>
            </mrow>
          </mtd>
          <mtd>
            <mrow>
              <msub>
                <mi>a</mi>
                <mrow>
                  <mn>1,2</mn>
                </mrow>
              </msub>
            </mrow>
          </mtd>
        </mtr>
        <mtr>
          <mtd>
            <mrow>
              <msub>
                <mi>a</mi>
                <mrow>
                  <mn>2,0</mn>
                </mrow>
              </msub>
            </mrow>
          </mtd>
          <mtd>
            <mrow>
              <msub>
                <mi>a</mi>
                <mrow>
                  <mn>2,1</mn>
                </mrow>
              </msub>
            </mrow>
          </mtd>
          <mtd>
            <mrow>
              <msub>
                <mi>a</mi>
                <mrow>
                  <mn>2,2</mn>
                </mrow>
              </msub>
            </mrow>
          </mtd>
        </mtr>
        <mtr>
          <mtd>
            <mrow>
              <msub>
                <mi>a</mi>
                <mrow>
                  <mn>3,0</mn>
                </mrow>
              </msub>
            </mrow>
          </mtd>
          <mtd>
            <mrow>
              <msub>
                <mi>a</mi>
                <mrow>
                  <mn>3,1</mn>
                </mrow>
              </msub>
            </mrow>
          </mtd>
          <mtd>
            <mrow>
              <msub>
                <mi>a</mi>
                <mrow>
                  <mn>3,2</mn>
                </mrow>
              </msub>
            </mrow>
          </mtd>
        </mtr>
        <mtr>
          <mtd>
            <mrow>
              <msub>
                <mi>a</mi>
                <mrow>
                  <mn>4,0</mn>
                </mrow>
              </msub>
            </mrow>
          </mtd>
          <mtd>
            <mrow>
              <msub>
                <mi>a</mi>
                <mrow>
                  <mn>4,1</mn>
                </mrow>
              </msub>
            </mrow>
          </mtd>
          <mtd>
            <mrow>
              <msub>
                <mi>a</mi>
                <mrow>
                  <mn>4,2</mn>
                </mrow>
              </msub>
            </mrow>
          </mtd>
        </mtr>
        <mtr>
          <mtd>
            <mrow>
              <msub>
                <mi>a</mi>
                <mrow>
                  <mn>5,0</mn>
                </mrow>
              </msub>
            </mrow>
          </mtd>
          <mtd>
            <mrow>
              <msub>
                <mi>a</mi>
                <mrow>
                  <mn>5,1</mn>
                </mrow>
              </msub>
            </mrow>
          </mtd>
          <mtd>
            <mrow>
              <msub>
                <mi>a</mi>
                <mrow>
                  <mn>5,2</mn>
                </mrow>
              </msub>
            </mrow>
          </mtd>
        </mtr>
      </mtable>
    </mrow>
    <annotation encoding="StarMath 5.0">matrix{a_{0,0} # a_{0,1} #a_{0,2} ## a_{1,0} # a_{1,1} #a_{1,2} ## a_{2,0} # a_{2,1} # a_{2,2} ## a_{3,0} # a_{3,1} # a_{3,2} ## a_{4,0} # a_{4,1} # a_{4,2} ## a_{5,0} # a_{5,1} # a_{5,2}}</annotation>
  </semantics>
</math>
</file>

<file path=Object 14/content.xml><?xml version="1.0" encoding="utf-8"?>
<math xmlns="http://www.w3.org/1998/Math/MathML">
  <semantics>
    <mrow>
      <mtable>
        <mtr>
          <mtd>
            <mrow>
              <msub>
                <mi>a</mi>
                <mrow>
                  <mn>0,</mn>
                  <mi>k</mi>
                </mrow>
              </msub>
            </mrow>
          </mtd>
        </mtr>
        <mtr>
          <mtd>
            <mrow>
              <msub>
                <mi>a</mi>
                <mrow>
                  <mn>1,</mn>
                  <mi>k</mi>
                </mrow>
              </msub>
            </mrow>
          </mtd>
        </mtr>
        <mtr>
          <mtd>
            <mrow>
              <msub>
                <mi>a</mi>
                <mrow>
                  <mn>2,</mn>
                  <mi>k</mi>
                </mrow>
              </msub>
            </mrow>
          </mtd>
        </mtr>
        <mtr>
          <mtd>
            <mrow>
              <msub>
                <mi>a</mi>
                <mrow>
                  <mn>3,</mn>
                  <mi>k</mi>
                </mrow>
              </msub>
            </mrow>
          </mtd>
        </mtr>
        <mtr>
          <mtd>
            <mrow>
              <msub>
                <mi>a</mi>
                <mrow>
                  <mn>4,</mn>
                  <mi>k</mi>
                </mrow>
              </msub>
            </mrow>
          </mtd>
        </mtr>
        <mtr>
          <mtd>
            <mrow>
              <msub>
                <mi>a</mi>
                <mrow>
                  <mn>5,</mn>
                  <mi>k</mi>
                </mrow>
              </msub>
            </mrow>
          </mtd>
        </mtr>
      </mtable>
    </mrow>
    <annotation encoding="StarMath 5.0">matrix{a_{0,k} ## a_{1,k}  ## a_{2,k} ## a_{3,k}  ## a_{4,k} ## a_{5,k} }</annotation>
  </semantics>
</math>
</file>

<file path=Object 18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0</mn>
                </mrow>
              </msub>
            </mrow>
          </mtd>
          <mtd>
            <mrow>
              <msub>
                <mi>X</mi>
                <mrow>
                  <mn>0,1</mn>
                </mrow>
              </msub>
            </mrow>
          </mtd>
          <mtd>
            <mrow>
              <msub>
                <mi>X</mi>
                <mrow>
                  <mn>0,2</mn>
                </mrow>
              </msub>
            </mrow>
          </mtd>
        </mtr>
        <mtr>
          <mtd>
            <mrow>
              <msub>
                <mi>X</mi>
                <mrow>
                  <mn>1,0</mn>
                </mrow>
              </msub>
            </mrow>
          </mtd>
          <mtd>
            <mrow>
              <msub>
                <mi>X</mi>
                <mrow>
                  <mn>1,1</mn>
                </mrow>
              </msub>
            </mrow>
          </mtd>
          <mtd>
            <mrow>
              <msub>
                <mi>X</mi>
                <mrow>
                  <mn>1,2</mn>
                </mrow>
              </msub>
            </mrow>
          </mtd>
        </mtr>
        <mtr>
          <mtd>
            <mrow>
              <msub>
                <mi>X</mi>
                <mrow>
                  <mn>2,0</mn>
                </mrow>
              </msub>
            </mrow>
          </mtd>
          <mtd>
            <mrow>
              <msub>
                <mi>X</mi>
                <mrow>
                  <mn>2,1</mn>
                </mrow>
              </msub>
            </mrow>
          </mtd>
          <mtd>
            <mrow>
              <msub>
                <mi>X</mi>
                <mrow>
                  <mn>2,2</mn>
                </mrow>
              </msub>
            </mrow>
          </mtd>
        </mtr>
        <mtr>
          <mtd>
            <mrow>
              <msub>
                <mi>X</mi>
                <mrow>
                  <mn>3,0</mn>
                </mrow>
              </msub>
            </mrow>
          </mtd>
          <mtd>
            <mrow>
              <msub>
                <mi>X</mi>
                <mrow>
                  <mn>3,1</mn>
                </mrow>
              </msub>
            </mrow>
          </mtd>
          <mtd>
            <mrow>
              <msub>
                <mi>X</mi>
                <mrow>
                  <mn>3,2</mn>
                </mrow>
              </msub>
            </mrow>
          </mtd>
        </mtr>
        <mtr>
          <mtd>
            <mrow>
              <msub>
                <mi>X</mi>
                <mrow>
                  <mn>4,0</mn>
                </mrow>
              </msub>
            </mrow>
          </mtd>
          <mtd>
            <mrow>
              <msub>
                <mi>X</mi>
                <mrow>
                  <mn>4,1</mn>
                </mrow>
              </msub>
            </mrow>
          </mtd>
          <mtd>
            <mrow>
              <msub>
                <mi>X</mi>
                <mrow>
                  <mn>4,2</mn>
                </mrow>
              </msub>
            </mrow>
          </mtd>
        </mtr>
        <mtr>
          <mtd>
            <mrow>
              <msub>
                <mi>X</mi>
                <mrow>
                  <mn>5,0</mn>
                </mrow>
              </msub>
            </mrow>
          </mtd>
          <mtd>
            <mrow>
              <msub>
                <mi>X</mi>
                <mrow>
                  <mn>5,1</mn>
                </mrow>
              </msub>
            </mrow>
          </mtd>
          <mtd>
            <mrow>
              <msub>
                <mi>X</mi>
                <mrow>
                  <mn>5,2</mn>
                </mrow>
              </msub>
            </mrow>
          </mtd>
        </mtr>
      </mtable>
    </mrow>
    <annotation encoding="StarMath 5.0">matrix{X_{0,0} # X_{0,1} #X_{0,2} ## X_{1,0} # X_{1,1} #X_{1,2} ## X_{2,0} # X_{2,1} # X_{2,2} ## X_{3,0} # X_{3,1} # X_{3,2} ## X_{4,0} # X_{4,1} # X_{4,2} ## X_{5,0} # X_{5,1} # X_{5,2}}</annotation>
  </semantics>
</math>
</file>

<file path=Object 19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i>k</mi>
                </mrow>
              </msub>
            </mrow>
          </mtd>
        </mtr>
        <mtr>
          <mtd>
            <mrow>
              <msub>
                <mi>X</mi>
                <mrow>
                  <mn>1,</mn>
                  <mi>k</mi>
                </mrow>
              </msub>
            </mrow>
          </mtd>
        </mtr>
        <mtr>
          <mtd>
            <mrow>
              <msub>
                <mi>X</mi>
                <mrow>
                  <mn>2,</mn>
                  <mi>k</mi>
                </mrow>
              </msub>
            </mrow>
          </mtd>
        </mtr>
        <mtr>
          <mtd>
            <mrow>
              <msub>
                <mi>X</mi>
                <mrow>
                  <mn>3,</mn>
                  <mi>k</mi>
                </mrow>
              </msub>
            </mrow>
          </mtd>
        </mtr>
        <mtr>
          <mtd>
            <mrow>
              <msub>
                <mi>X</mi>
                <mrow>
                  <mn>4,</mn>
                  <mi>k</mi>
                </mrow>
              </msub>
            </mrow>
          </mtd>
        </mtr>
        <mtr>
          <mtd>
            <mrow>
              <msub>
                <mi>X</mi>
                <mrow>
                  <mn>5,</mn>
                  <mi>k</mi>
                </mrow>
              </msub>
            </mrow>
          </mtd>
        </mtr>
      </mtable>
    </mrow>
    <annotation encoding="StarMath 5.0">matrix{X_{0,k} ## X_{1,k}  ## X_{2,k} ## X_{3,k}  ## X_{4,k} ## X_{5,k} }</annotation>
  </semantics>
</math>
</file>

<file path=Object 2/content.xml><?xml version="1.0" encoding="utf-8"?>
<math xmlns="http://www.w3.org/1998/Math/MathML">
  <semantics>
    <mrow>
      <mtable>
        <mtr>
          <mtd>
            <mrow>
              <mi mathvariant="italic">Accelerometer.x</mi>
            </mrow>
          </mtd>
        </mtr>
        <mtr>
          <mtd>
            <mrow>
              <mi mathvariant="italic">Accelerometer.y</mi>
            </mrow>
          </mtd>
        </mtr>
        <mtr>
          <mtd>
            <mrow>
              <mi mathvariant="italic">Accelerometer.z</mi>
            </mrow>
          </mtd>
        </mtr>
        <mtr>
          <mtd>
            <mrow>
              <mi mathvariant="italic">Gyro.x</mi>
            </mrow>
          </mtd>
        </mtr>
        <mtr>
          <mtd>
            <mrow>
              <mi mathvariant="italic">Gyro.y</mi>
            </mrow>
          </mtd>
        </mtr>
        <mtr>
          <mtd>
            <mrow>
              <mi mathvariant="italic">Gyro.z</mi>
            </mrow>
          </mtd>
        </mtr>
      </mtable>
    </mrow>
    <annotation encoding="StarMath 5.0">stack{Accelerometer.x # Accelerometer.y # Accelerometer.z #  Gyro.x # Gyro.y # Gyro.z} </annotation>
  </semantics>
</math>
</file>

<file path=Object 20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1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2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3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4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5,</mn>
                  <mrow>
                    <mi>k</mi>
                    <mo stretchy="false">+</mo>
                    <mn>1</mn>
                  </mrow>
                </mrow>
              </msub>
            </mrow>
          </mtd>
        </mtr>
      </mtable>
    </mrow>
    <annotation encoding="StarMath 5.0">matrix{X_{0,k+1} ## X_{1,k+1}  ## X_{2,k+1} ## X_{3,k+1}  ## X_{4,k+1} ## X_{5,k+1} }</annotation>
  </semantics>
</math>
</file>

<file path=Object 21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1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2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3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4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5,</mn>
                  <mrow>
                    <mi>M</mi>
                    <mo stretchy="false">−</mo>
                    <mi>N</mi>
                  </mrow>
                </mrow>
              </msub>
            </mrow>
          </mtd>
        </mtr>
      </mtable>
    </mrow>
    <annotation encoding="StarMath 5.0">matrix{X_{0,M-N} ## X_{1,M-N}  ## X_{2,M-N} ## X_{3,M-N}  ## X_{4,M-N} ## X_{5,M-N} }
</annotation>
  </semantics>
</math>
</file>

<file path=Object 22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i>M</mi>
                </mrow>
              </msub>
            </mrow>
          </mtd>
        </mtr>
        <mtr>
          <mtd>
            <mrow>
              <msub>
                <mi>X</mi>
                <mrow>
                  <mn>1,</mn>
                  <mi>M</mi>
                </mrow>
              </msub>
            </mrow>
          </mtd>
        </mtr>
        <mtr>
          <mtd>
            <mrow>
              <msub>
                <mi>X</mi>
                <mrow>
                  <mn>2,</mn>
                  <mi>M</mi>
                </mrow>
              </msub>
            </mrow>
          </mtd>
        </mtr>
        <mtr>
          <mtd>
            <mrow>
              <msub>
                <mi>X</mi>
                <mrow>
                  <mn>3,</mn>
                  <mi>M</mi>
                </mrow>
              </msub>
            </mrow>
          </mtd>
        </mtr>
        <mtr>
          <mtd>
            <mrow>
              <msub>
                <mi>X</mi>
                <mrow>
                  <mn>4,</mn>
                  <mi>M</mi>
                </mrow>
              </msub>
            </mrow>
          </mtd>
        </mtr>
        <mtr>
          <mtd>
            <mrow>
              <msub>
                <mi>X</mi>
                <mrow>
                  <mn>5,</mn>
                  <mi>M</mi>
                </mrow>
              </msub>
            </mrow>
          </mtd>
        </mtr>
      </mtable>
    </mrow>
    <annotation encoding="StarMath 5.0">matrix{X_{0,M} ## X_{1,M}  ## X_{2,M} ## X_{3,M} ## X_{4,M} ## X_{5,M} }</annotation>
  </semantics>
</math>
</file>

<file path=Object 3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0,0</mn>
                </mrow>
              </msub>
            </mrow>
          </mtd>
          <mtd>
            <mrow>
              <msub>
                <mi>w</mi>
                <mrow>
                  <mn>0,1</mn>
                </mrow>
              </msub>
            </mrow>
          </mtd>
          <mtd>
            <mrow>
              <msub>
                <mi>w</mi>
                <mrow>
                  <mn>0,2</mn>
                </mrow>
              </msub>
            </mrow>
          </mtd>
        </mtr>
        <mtr>
          <mtd>
            <mrow>
              <msub>
                <mi>w</mi>
                <mrow>
                  <mn>1,0</mn>
                </mrow>
              </msub>
            </mrow>
          </mtd>
          <mtd>
            <mrow>
              <msub>
                <mi>w</mi>
                <mrow>
                  <mn>1,1</mn>
                </mrow>
              </msub>
            </mrow>
          </mtd>
          <mtd>
            <mrow>
              <msub>
                <mi>w</mi>
                <mrow>
                  <mn>1,2</mn>
                </mrow>
              </msub>
            </mrow>
          </mtd>
        </mtr>
        <mtr>
          <mtd>
            <mrow>
              <msub>
                <mi>w</mi>
                <mrow>
                  <mn>2,0</mn>
                </mrow>
              </msub>
            </mrow>
          </mtd>
          <mtd>
            <mrow>
              <msub>
                <mi>w</mi>
                <mrow>
                  <mn>2,1</mn>
                </mrow>
              </msub>
            </mrow>
          </mtd>
          <mtd>
            <mrow>
              <msub>
                <mi>w</mi>
                <mrow>
                  <mn>2,2</mn>
                </mrow>
              </msub>
            </mrow>
          </mtd>
        </mtr>
        <mtr>
          <mtd>
            <mrow>
              <msub>
                <mi>w</mi>
                <mrow>
                  <mn>3,0</mn>
                </mrow>
              </msub>
            </mrow>
          </mtd>
          <mtd>
            <mrow>
              <msub>
                <mi>w</mi>
                <mrow>
                  <mn>3,1</mn>
                </mrow>
              </msub>
            </mrow>
          </mtd>
          <mtd>
            <mrow>
              <msub>
                <mi>w</mi>
                <mrow>
                  <mn>3,2</mn>
                </mrow>
              </msub>
            </mrow>
          </mtd>
        </mtr>
        <mtr>
          <mtd>
            <mrow>
              <msub>
                <mi>w</mi>
                <mrow>
                  <mn>4,0</mn>
                </mrow>
              </msub>
            </mrow>
          </mtd>
          <mtd>
            <mrow>
              <msub>
                <mi>w</mi>
                <mrow>
                  <mn>4,1</mn>
                </mrow>
              </msub>
            </mrow>
          </mtd>
          <mtd>
            <mrow>
              <msub>
                <mi>w</mi>
                <mrow>
                  <mn>4,2</mn>
                </mrow>
              </msub>
            </mrow>
          </mtd>
        </mtr>
        <mtr>
          <mtd>
            <mrow>
              <msub>
                <mi>w</mi>
                <mrow>
                  <mn>5,0</mn>
                </mrow>
              </msub>
            </mrow>
          </mtd>
          <mtd>
            <mrow>
              <msub>
                <mi>w</mi>
                <mrow>
                  <mn>5,1</mn>
                </mrow>
              </msub>
            </mrow>
          </mtd>
          <mtd>
            <mrow>
              <msub>
                <mi>w</mi>
                <mrow>
                  <mn>5,2</mn>
                </mrow>
              </msub>
            </mrow>
          </mtd>
        </mtr>
      </mtable>
    </mrow>
    <annotation encoding="StarMath 5.0">matrix{w_{0,0} # w_{0,1} #w_{0,2} ## w_{1,0} # w_{1,1} #w_{1,2} ## w_{2,0} # w_{2,1} # w_{2,2} ## w_{3,0} # w_{3,1} # w_{3,2} ## w_{4,0} # w_{4,1} # w_{4,2} ## w_{5,0} # w_{5,1} # w_{5,2}}</annotation>
  </semantics>
</math>
</file>

<file path=Object 4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1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2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3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4,</mn>
                  <mrow>
                    <mi>k</mi>
                    <mo stretchy="false">+</mo>
                    <mn>1</mn>
                  </mrow>
                </mrow>
              </msub>
            </mrow>
          </mtd>
        </mtr>
        <mtr>
          <mtd>
            <mrow>
              <msub>
                <mi>x</mi>
                <mrow>
                  <mn>5,</mn>
                  <mrow>
                    <mi>k</mi>
                    <mo stretchy="false">+</mo>
                    <mn>1</mn>
                  </mrow>
                </mrow>
              </msub>
            </mrow>
          </mtd>
        </mtr>
      </mtable>
    </mrow>
    <annotation encoding="StarMath 5.0">matrix{x_{0,k+1} ## x_{1,k+1}  ## x_{2,k+1} ## x_{3,k+1}  ## x_{4,k+1} ## x_{5,k+1} }</annotation>
  </semantics>
</math>
</file>

<file path=Object 5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1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2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3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4,</mn>
                  <mrow>
                    <mi>M</mi>
                    <mo stretchy="false">−</mo>
                    <mi>N</mi>
                  </mrow>
                </mrow>
              </msub>
            </mrow>
          </mtd>
        </mtr>
        <mtr>
          <mtd>
            <mrow>
              <msub>
                <mi>x</mi>
                <mrow>
                  <mn>5,</mn>
                  <mrow>
                    <mi>M</mi>
                    <mo stretchy="false">−</mo>
                    <mi>N</mi>
                  </mrow>
                </mrow>
              </msub>
            </mrow>
          </mtd>
        </mtr>
      </mtable>
    </mrow>
    <annotation encoding="StarMath 5.0">matrix{x_{0,M-N} ## x_{1,M-N}  ## x_{2,M-N} ## x_{3,M-N}  ## x_{4,M-N} ## x_{5,M-N} }</annotation>
  </semantics>
</math>
</file>

<file path=Object 6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i>M</mi>
                </mrow>
              </msub>
            </mrow>
          </mtd>
        </mtr>
        <mtr>
          <mtd>
            <mrow>
              <msub>
                <mi>x</mi>
                <mrow>
                  <mn>1,</mn>
                  <mi>M</mi>
                </mrow>
              </msub>
            </mrow>
          </mtd>
        </mtr>
        <mtr>
          <mtd>
            <mrow>
              <msub>
                <mi>x</mi>
                <mrow>
                  <mn>2,</mn>
                  <mi>M</mi>
                </mrow>
              </msub>
            </mrow>
          </mtd>
        </mtr>
        <mtr>
          <mtd>
            <mrow>
              <msub>
                <mi>x</mi>
                <mrow>
                  <mn>3,</mn>
                  <mi>M</mi>
                </mrow>
              </msub>
            </mrow>
          </mtd>
        </mtr>
        <mtr>
          <mtd>
            <mrow>
              <msub>
                <mi>x</mi>
                <mrow>
                  <mn>4,</mn>
                  <mi>M</mi>
                </mrow>
              </msub>
            </mrow>
          </mtd>
        </mtr>
        <mtr>
          <mtd>
            <mrow>
              <msub>
                <mi>x</mi>
                <mrow>
                  <mn>5,</mn>
                  <mi>M</mi>
                </mrow>
              </msub>
            </mrow>
          </mtd>
        </mtr>
      </mtable>
    </mrow>
    <annotation encoding="StarMath 5.0">matrix{x_{0,M} ## x_{1,M}  ## x_{2,M} ## x_{3,M} ## x_{4,M} ## x_{5,M} }</annotation>
  </semantics>
</math>
</file>

<file path=Object 7/content.xml><?xml version="1.0" encoding="utf-8"?>
<math xmlns="http://www.w3.org/1998/Math/MathML">
  <semantics>
    <mrow>
      <mtable>
        <mtr>
          <mtd>
            <mrow>
              <msub>
                <mi>x</mi>
                <mrow>
                  <mn>0,</mn>
                  <mi>k</mi>
                </mrow>
              </msub>
            </mrow>
          </mtd>
        </mtr>
        <mtr>
          <mtd>
            <mrow>
              <msub>
                <mi>x</mi>
                <mrow>
                  <mn>1,</mn>
                  <mi>k</mi>
                </mrow>
              </msub>
            </mrow>
          </mtd>
        </mtr>
        <mtr>
          <mtd>
            <mrow>
              <msub>
                <mi>x</mi>
                <mrow>
                  <mn>2,</mn>
                  <mi>k</mi>
                </mrow>
              </msub>
            </mrow>
          </mtd>
        </mtr>
        <mtr>
          <mtd>
            <mrow>
              <msub>
                <mi>x</mi>
                <mrow>
                  <mn>3,</mn>
                  <mi>k</mi>
                </mrow>
              </msub>
            </mrow>
          </mtd>
        </mtr>
        <mtr>
          <mtd>
            <mrow>
              <msub>
                <mi>x</mi>
                <mrow>
                  <mn>4,</mn>
                  <mi>k</mi>
                </mrow>
              </msub>
            </mrow>
          </mtd>
        </mtr>
        <mtr>
          <mtd>
            <mrow>
              <msub>
                <mi>x</mi>
                <mrow>
                  <mn>5,</mn>
                  <mi>k</mi>
                </mrow>
              </msub>
            </mrow>
          </mtd>
        </mtr>
      </mtable>
    </mrow>
    <annotation encoding="StarMath 5.0">matrix{x_{0,k} ## x_{1,k}  ## x_{2,k} ## x_{3,k}  ## x_{4,k} ## x_{5,k} }</annotation>
  </semantics>
</math>
</file>

<file path=Object 8/content.xml><?xml version="1.0" encoding="utf-8"?>
<math xmlns="http://www.w3.org/1998/Math/MathML">
  <semantics>
    <mrow>
      <mover>
        <mover>
          <mrow>
            <mtext>                        			                </mtext>
          </mrow>
          <mo stretchy="false">⏞</mo>
        </mover>
        <mrow/>
      </mover>
    </mrow>
    <annotation encoding="StarMath 5.0">{"                        			                "}overbrace{}</annotation>
  </semantics>
</math>
</file>

<file path=Object 9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0,</mn>
                  <mi>k</mi>
                </mrow>
              </msub>
            </mrow>
          </mtd>
        </mtr>
        <mtr>
          <mtd>
            <mrow>
              <msub>
                <mi>w</mi>
                <mrow>
                  <mn>1,</mn>
                  <mi>k</mi>
                </mrow>
              </msub>
            </mrow>
          </mtd>
        </mtr>
        <mtr>
          <mtd>
            <mrow>
              <msub>
                <mi>w</mi>
                <mrow>
                  <mn>2,</mn>
                  <mi>k</mi>
                </mrow>
              </msub>
            </mrow>
          </mtd>
        </mtr>
        <mtr>
          <mtd>
            <mrow>
              <msub>
                <mi>w</mi>
                <mrow>
                  <mn>3,</mn>
                  <mi>k</mi>
                </mrow>
              </msub>
            </mrow>
          </mtd>
        </mtr>
        <mtr>
          <mtd>
            <mrow>
              <msub>
                <mi>w</mi>
                <mrow>
                  <mn>4,</mn>
                  <mi>k</mi>
                </mrow>
              </msub>
            </mrow>
          </mtd>
        </mtr>
        <mtr>
          <mtd>
            <mrow>
              <msub>
                <mi>w</mi>
                <mrow>
                  <mn>5,</mn>
                  <mi>k</mi>
                </mrow>
              </msub>
            </mrow>
          </mtd>
        </mtr>
      </mtable>
    </mrow>
    <annotation encoding="StarMath 5.0">matrix{w_{0,k} ## w_{1,k}  ## w_{2,k} ## w_{3,k}  ## w_{4,k} ## w_{5,k} }</annotation>
  </semantics>
</math>
</file>